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9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3 players connected.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>
          <table:table-cell office:value-type="string" calcext:value-type="string">
            <text:p>Reveal until 1 non-blank tile remains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layer X reveals last non-blank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erify only Player X+1 has Guess enabled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layer X+1 submits correct guess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ew round starts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erify only current starter has Guess enabled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epeat once more in the same session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epeat with one blank as final tile scenario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epeat with fuzzy accept path.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18:36:13.813582200</meta:creation-date>
    <dc:date>2026-04-12T22:01:16.495704900</dc:date>
    <meta:editing-duration>PT2H13M49S</meta:editing-duration>
    <meta:editing-cycles>1</meta:editing-cycles>
    <meta:document-statistic meta:table-count="1" meta:cell-count="11" meta:object-count="0"/>
    <meta:generator>LibreOffice/25.2.7.2$Windows_X86_64 LibreOffice_project/5cbfd1ab6520636bb5f7b99185aa69bd7456825d</meta:generator>
  </office:meta>
</office:document-meta>
</file>